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48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401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r9" style:family="presentation" style:parent-style-name="Default9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Segoe UI Semibold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paragraph-properties fo:text-align="center"/>
      <style:text-properties style:font-name="Segoe UI Semibold" fo:font-size="20pt" style:font-size-asian="20pt" style:font-size-complex="20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" fo:font-size="36pt" fo:font-weight="normal" style:font-size-asian="36pt" style:font-weight-asian="normal" style:font-size-complex="36pt" style:font-weight-complex="normal"/>
    </style:style>
    <style:style style:name="T4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638cm" svg:height="3.063cm" svg:x="1.524cm" svg:y="0.598cm">
          <draw:text-box>
            <text:p text:style-name="P1"><text:span text:style-name="T1">HYMN #478</text:span></text:p>
            <text:p text:style-name="P1"><text:span text:style-name="T2">“</text:span><text:span text:style-name="T2">The Day of Resurrection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4" draw:layer="layout" svg:width="24.638cm" svg:height="7.739cm" svg:x="1.524cm" svg:y="0.762cm">
          <draw:text-box>
            <text:p text:style-name="P1"><text:span text:style-name="T3">1. </text:span><text:span text:style-name="T4">The day of resurrection!</text:span></text:p>
            <text:p text:style-name="P1"><text:span text:style-name="T4">Earth, tell it out abroad,</text:span></text:p>
            <text:p text:style-name="P1"><text:span text:style-name="T4">The passover of gladness,</text:span></text:p>
            <text:p text:style-name="P1"><text:span text:style-name="T4">The passover of G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3" draw:text-style-name="P4" draw:layer="layout" svg:width="24.638cm" svg:height="7.739cm" svg:x="1.524cm" svg:y="0.762cm">
          <draw:text-box>
            <text:p text:style-name="P1"><text:span text:style-name="T4">From death to life eternal,</text:span></text:p>
            <text:p text:style-name="P1"><text:span text:style-name="T4">From sin’s dominion free,</text:span></text:p>
            <text:p text:style-name="P1"><text:span text:style-name="T4">Our Christ has brought us over</text:span></text:p>
            <text:p text:style-name="P1"><text:span text:style-name="T4">With hymns of victor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3" draw:text-style-name="P4" draw:layer="layout" svg:width="24.638cm" svg:height="7.739cm" svg:x="1.524cm" svg:y="0.762cm">
          <draw:text-box>
            <text:p text:style-name="P1"><text:span text:style-name="T3">2. </text:span><text:span text:style-name="T4">Let hearts be purged of evil</text:span></text:p>
            <text:p text:style-name="P1"><text:span text:style-name="T4">That we may see aright</text:span></text:p>
            <text:p text:style-name="P1"><text:span text:style-name="T4">The Lord in rays eternal</text:span></text:p>
            <text:p text:style-name="P1"><text:span text:style-name="T4">Of resurrection ligh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3" draw:text-style-name="P4" draw:layer="layout" svg:width="24.638cm" svg:height="7.739cm" svg:x="1.524cm" svg:y="0.762cm">
          <draw:text-box>
            <text:p text:style-name="P1"><text:span text:style-name="T4">And, list’ning to His accents,</text:span></text:p>
            <text:p text:style-name="P1"><text:span text:style-name="T4">May hear, so calm and plain,</text:span></text:p>
            <text:p text:style-name="P1"><text:span text:style-name="T4">His own “All hail!” and, hearing,</text:span></text:p>
            <text:p text:style-name="P1"><text:span text:style-name="T4">May raise the victor strai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3" draw:text-style-name="P4" draw:layer="layout" svg:width="24.638cm" svg:height="7.739cm" svg:x="1.524cm" svg:y="0.762cm">
          <draw:text-box>
            <text:p text:style-name="P1"><text:span text:style-name="T3">3. </text:span><text:span text:style-name="T4">Now let the heav’ns be joyful,</text:span></text:p>
            <text:p text:style-name="P1"><text:span text:style-name="T4">Let earth its song begin,</text:span></text:p>
            <text:p text:style-name="P1"><text:span text:style-name="T4">Let all the world keep triumph</text:span></text:p>
            <text:p text:style-name="P1"><text:span text:style-name="T4">And all that is therei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>
        <draw:frame draw:style-name="gr3" draw:text-style-name="P4" draw:layer="layout" svg:width="24.638cm" svg:height="7.739cm" svg:x="1.524cm" svg:y="0.762cm">
          <draw:text-box>
            <text:p text:style-name="P1"><text:span text:style-name="T4">Let all things, seen and unseen,</text:span></text:p>
            <text:p text:style-name="P1"><text:span text:style-name="T4">Their notes of gladness blend;</text:span></text:p>
            <text:p text:style-name="P1"><text:span text:style-name="T4">For Christ the Lord has risen,</text:span></text:p>
            <text:p text:style-name="P1"><text:span text:style-name="T4">Our joy that has no end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8">
        <draw:frame draw:style-name="gr4" draw:text-style-name="P6" draw:layer="layout" svg:width="24.638cm" svg:height="7.366cm" svg:x="1.524cm" svg:y="0.762cm">
          <draw:text-box>
            <text:p text:style-name="P1"><text:span text:style-name="T3">4. </text:span><text:span text:style-name="T4">All praise to God the Father,</text:span></text:p>
            <text:p text:style-name="P1"><text:span text:style-name="T4">All praise to God the Son,</text:span></text:p>
            <text:p text:style-name="P1"><text:span text:style-name="T4">All praise to God the Spirit,</text:span></text:p>
            <text:p text:style-name="P1"><text:span text:style-name="T4">Eternal Three in On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9">
        <draw:frame draw:style-name="gr5" draw:text-style-name="P2" draw:layer="layout" svg:width="24.638cm" svg:height="12.651cm" svg:x="1.524cm" svg:y="0.762cm">
          <draw:text-box>
            <text:p text:style-name="P1"><text:span text:style-name="T4">Let all the ransomed number</text:span></text:p>
            <text:p text:style-name="P1"><text:span text:style-name="T4">Fall down before the throne</text:span></text:p>
            <text:p text:style-name="P1"><text:span text:style-name="T4">And honor, pow’r, and glory</text:span></text:p>
            <text:p text:style-name="P1"><text:span text:style-name="T4">Ascribe to God alone!</text:span></text:p>
            <text:p><text:span text:style-name="T5"/></text:p>
            <text:p><text:span text:style-name="T5"/></text:p>
            <text:p><text:span text:style-name="T5"/></text:p>
            <text:p><text:span text:style-name="T5"><text:s text:c="12"/></text:span><text:span text:style-name="T5">Public domain</text:span></text:p>
            <text:p><text:span text:style-name="T5"/></text:p>
            <text:p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3T22:42:25.021000000</meta:creation-date>
    <dc:date>2019-04-20T10:08:32.064000000</dc:date>
    <meta:editing-duration>PT14M30S</meta:editing-duration>
    <meta:editing-cycles>6</meta:editing-cycles>
    <meta:generator>LibreOffice/6.1.5.2$Windows_X86_64 LibreOffice_project/90f8dcf33c87b3705e78202e3df5142b201bd805</meta:generator>
    <meta:document-statistic meta:object-count="156"/>
  </office:meta>
</office:document-meta>
</file>